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9cm" fo:min-width="0cm"/>
      <style:paragraph-properties style:writing-mode="lr-tb"/>
    </style:style>
    <style:style style:name="gr5" style:family="graphic" style:parent-style-name="objectwithoutfill">
      <style:graphic-properties draw:stroke="dash" draw:stroke-dash="Double_20_Dash_20_Dot_20_Dot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stroke="dash" draw:stroke-dash="Double_20_Dash_20_Dot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marker-end="Arrowheads_20_1" draw:marker-end-width="0.3cm" draw:fill="none" draw:textarea-vertical-align="middle"/>
    </style:style>
    <style:style style:name="gr9" style:family="graphic" style:parent-style-name="objectwithoutfill">
      <style:graphic-properties draw:marker-end="Arrowheads_20_2" draw:marker-end-width="0.3cm" draw:fill="none" draw:textarea-vertical-align="middle"/>
    </style:style>
    <style:style style:name="gr10" style:family="graphic" style:parent-style-name="objectwithoutfill">
      <style:graphic-properties draw:stroke="dash" draw:stroke-dash="Double_20_Dash_20_Dot" svg:stroke-width="0.053cm" draw:marker-start-width="0.279cm" draw:marker-end-width="0.279cm" svg:stroke-opacity="40%" draw:fill="none" draw:textarea-vertical-align="middle" fo:padding-top="0.151cm" fo:padding-bottom="0.151cm" fo:padding-left="0.276cm" fo:padding-right="0.276cm"/>
    </style:style>
    <style:style style:name="P1" style:family="paragraph">
      <style:text-properties fo:font-size="22pt"/>
    </style:style>
    <style:style style:name="P2" style:family="paragraph">
      <loext:graphic-properties draw:fill="none" draw:fill-color="#ffffff"/>
      <style:text-properties fo:font-size="2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4pt"/>
    </style:style>
    <style:style style:name="P6" style:family="paragraph">
      <loext:graphic-properties draw:fill="none" draw:fill-color="#ffffff"/>
      <style:text-properties fo:font-size="14pt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4.253cm" svg:height="1.119cm" svg:x="2.081cm" svg:y="1.019cm">
            <draw:text-box>
              <text:p text:style-name="P1">CV-Thread</text:p>
            </draw:text-box>
          </draw:frame>
          <draw:frame draw:style-name="gr1" draw:text-style-name="P3" draw:layer="layout" svg:width="6.314cm" svg:height="0.962cm" svg:x="1.05cm" svg:y="2.3cm">
            <draw:text-box>
              <text:p>Checks your posture</text:p>
            </draw:text-box>
          </draw:frame>
        </draw:g>
        <draw:g>
          <draw:frame draw:style-name="gr1" draw:text-style-name="P2" draw:layer="layout" svg:width="4.871cm" svg:height="1.119cm" svg:x="10.652cm" svg:y="1.025cm">
            <draw:text-box>
              <text:p text:style-name="P1">AWT-Thread</text:p>
            </draw:text-box>
          </draw:frame>
          <draw:frame draw:style-name="gr1" draw:text-style-name="P3" draw:layer="layout" svg:width="4.13cm" svg:height="0.962cm" svg:x="11.022cm" svg:y="2.294cm">
            <draw:text-box>
              <text:p>Handles GUI</text:p>
            </draw:text-box>
          </draw:frame>
        </draw:g>
        <draw:g>
          <draw:frame draw:style-name="gr1" draw:text-style-name="P2" draw:layer="layout" svg:width="9.096cm" svg:height="1.119cm" svg:x="19.257cm" svg:y="1.025cm">
            <draw:text-box>
              <text:p text:style-name="P1">Main-Loop-Timer-Thread</text:p>
            </draw:text-box>
          </draw:frame>
          <draw:frame draw:style-name="gr1" draw:text-style-name="P3" draw:layer="layout" svg:width="9.989cm" svg:height="0.962cm" svg:x="18.811cm" svg:y="2.294cm">
            <draw:text-box>
              <text:p>Checks if it is time to take a break</text:p>
            </draw:text-box>
          </draw:frame>
        </draw:g>
        <draw:frame draw:style-name="gr2" draw:text-style-name="P3" draw:layer="layout" svg:width="6.5cm" svg:height="4.517cm" svg:x="1.5cm" svg:y="3.733cm">
          <draw:text-box>
            <text:list text:style-name="L1">
              <text:list-item>
                <text:p>Executes the posture-correctness-check algorithm every 2 seconds</text:p>
              </text:list-item>
              <text:list-item>
                <text:p>Uses OpenCV</text:p>
              </text:list-item>
            </text:list>
          </draw:text-box>
        </draw:frame>
        <draw:frame draw:style-name="gr3" draw:text-style-name="P3" draw:layer="layout" svg:width="7.45cm" svg:height="1.673cm" svg:x="9.8cm" svg:y="3.75cm">
          <draw:text-box>
            <text:list text:style-name="L1">
              <text:list-item>
                <text:p>Updates the windows</text:p>
              </text:list-item>
              <text:list-item>
                <text:p>Saves configurations</text:p>
              </text:list-item>
            </text:list>
          </draw:text-box>
        </draw:frame>
        <draw:frame draw:style-name="gr4" draw:text-style-name="P3" draw:layer="layout" svg:width="9cm" svg:height="3.806cm" svg:x="19.25cm" svg:y="4.061cm">
          <draw:text-box>
            <text:list text:style-name="L1">
              <text:list-item>
                <text:p>Checks for “pending” breaks each second</text:p>
              </text:list-item>
              <text:list-item>
                <text:p>It may spawn more threads for the hooks (for audio or command execution)</text:p>
              </text:list-item>
            </text:list>
          </draw:text-box>
        </draw:frame>
        <draw:line draw:style-name="gr5" draw:text-style-name="P4" draw:layer="layout" svg:x1="4.5cm" svg:y1="8.75cm" svg:x2="4.5cm" svg:y2="20cm">
          <text:p/>
        </draw:line>
        <draw:line draw:style-name="gr6" draw:text-style-name="P4" draw:layer="layout" svg:x1="13.25cm" svg:y1="8.5cm" svg:x2="13.25cm" svg:y2="20cm">
          <text:p/>
        </draw:line>
        <draw:line draw:style-name="gr7" draw:text-style-name="P4" draw:layer="layout" svg:x1="23cm" svg:y1="8.75cm" svg:x2="23cm" svg:y2="10.5cm">
          <text:p/>
        </draw:line>
        <draw:line draw:style-name="gr8" draw:text-style-name="P4" draw:layer="layout" svg:x1="4.5cm" svg:y1="12.25cm" svg:x2="13.25cm" svg:y2="12.25cm">
          <text:p/>
        </draw:line>
        <draw:line draw:style-name="gr8" draw:text-style-name="P4" draw:layer="layout" svg:x1="4.5cm" svg:y1="16.75cm" svg:x2="13.25cm" svg:y2="16.75cm">
          <text:p/>
        </draw:line>
        <draw:line draw:style-name="gr9" draw:text-style-name="P4" draw:layer="layout" svg:x1="23cm" svg:y1="10.5cm" svg:x2="13.25cm" svg:y2="10.5cm">
          <text:p/>
        </draw:line>
        <draw:frame draw:style-name="gr1" draw:text-style-name="P3" draw:layer="layout" svg:width="6.314cm" svg:height="0.962cm" svg:x="5cm" svg:y="11.25cm">
          <draw:text-box>
            <text:p>Notify wrong posture</text:p>
          </draw:text-box>
        </draw:frame>
        <draw:frame draw:style-name="gr1" draw:text-style-name="P3" draw:layer="layout" svg:width="6.314cm" svg:height="0.962cm" svg:x="5cm" svg:y="15.788cm">
          <draw:text-box>
            <text:p>Notify wrong posture</text:p>
          </draw:text-box>
        </draw:frame>
        <draw:frame draw:style-name="gr1" draw:text-style-name="P6" draw:layer="layout" svg:width="3.702cm" svg:height="0.806cm" svg:x="0.8cm" svg:y="8.6cm">
          <draw:text-box>
            <text:p text:style-name="P5">Check posture</text:p>
          </draw:text-box>
        </draw:frame>
        <draw:frame draw:style-name="gr1" draw:text-style-name="P6" draw:layer="layout" svg:width="3.702cm" svg:height="0.806cm" svg:x="0.798cm" svg:y="10.1cm">
          <draw:text-box>
            <text:p text:style-name="P5">Check posture</text:p>
          </draw:text-box>
        </draw:frame>
        <draw:frame draw:style-name="gr1" draw:text-style-name="P6" draw:layer="layout" svg:width="3.702cm" svg:height="0.806cm" svg:x="0.798cm" svg:y="11.6cm">
          <draw:text-box>
            <text:p text:style-name="P5">Check posture</text:p>
          </draw:text-box>
        </draw:frame>
        <draw:frame draw:style-name="gr1" draw:text-style-name="P6" draw:layer="layout" svg:width="3.702cm" svg:height="0.806cm" svg:x="0.798cm" svg:y="13.1cm">
          <draw:text-box>
            <text:p text:style-name="P5">Check posture</text:p>
          </draw:text-box>
        </draw:frame>
        <draw:frame draw:style-name="gr1" draw:text-style-name="P6" draw:layer="layout" svg:width="3.702cm" svg:height="0.806cm" svg:x="0.798cm" svg:y="14.6cm">
          <draw:text-box>
            <text:p text:style-name="P5">Check posture</text:p>
          </draw:text-box>
        </draw:frame>
        <draw:frame draw:style-name="gr1" draw:text-style-name="P6" draw:layer="layout" svg:width="3.702cm" svg:height="0.806cm" svg:x="0.798cm" svg:y="16.044cm">
          <draw:text-box>
            <text:p text:style-name="P5">Check posture</text:p>
          </draw:text-box>
        </draw:frame>
        <draw:frame draw:style-name="gr1" draw:text-style-name="P6" draw:layer="layout" svg:width="3.702cm" svg:height="0.806cm" svg:x="0.798cm" svg:y="17.544cm">
          <draw:text-box>
            <text:p text:style-name="P5">Check posture</text:p>
          </draw:text-box>
        </draw:frame>
        <draw:frame draw:style-name="gr1" draw:text-style-name="P6" draw:layer="layout" svg:width="3.702cm" svg:height="0.806cm" svg:x="0.798cm" svg:y="19cm">
          <draw:text-box>
            <text:p text:style-name="P5">Check posture</text:p>
          </draw:text-box>
        </draw:frame>
        <draw:frame draw:style-name="gr1" draw:text-style-name="P6" draw:layer="layout" svg:width="4.371cm" svg:height="0.806cm" svg:x="23cm" svg:y="8.594cm">
          <draw:text-box>
            <text:p text:style-name="P5">Time for a break?</text:p>
          </draw:text-box>
        </draw:frame>
        <draw:frame draw:style-name="gr1" draw:text-style-name="P6" draw:layer="layout" svg:width="4.371cm" svg:height="0.806cm" svg:x="23.001cm" svg:y="9.694cm">
          <draw:text-box>
            <text:p text:style-name="P5">Time for a break?</text:p>
          </draw:text-box>
        </draw:frame>
        <draw:frame draw:style-name="gr1" draw:text-style-name="P3" draw:layer="layout" svg:width="5.095cm" svg:height="0.962cm" svg:x="15.75cm" svg:y="9.5cm">
          <draw:text-box>
            <text:p>Time for a break</text:p>
          </draw:text-box>
        </draw:frame>
        <draw:line draw:style-name="gr7" draw:text-style-name="P4" draw:layer="layout" svg:x1="23cm" svg:y1="15cm" svg:x2="23cm" svg:y2="20cm">
          <text:p/>
        </draw:line>
        <draw:line draw:style-name="gr8" draw:text-style-name="P4" draw:layer="layout" svg:x1="13.25cm" svg:y1="15cm" svg:x2="23cm" svg:y2="15cm">
          <text:p/>
        </draw:line>
        <draw:frame draw:style-name="gr1" draw:text-style-name="P3" draw:layer="layout" svg:width="5.29cm" svg:height="0.962cm" svg:x="15.655cm" svg:y="13.788cm">
          <draw:text-box>
            <text:p>Break has ended</text:p>
          </draw:text-box>
        </draw:frame>
        <draw:frame draw:style-name="gr1" draw:text-style-name="P6" draw:layer="layout" svg:width="4.371cm" svg:height="0.806cm" svg:x="23cm" svg:y="14.944cm">
          <draw:text-box>
            <text:p text:style-name="P5">Time for a break?</text:p>
          </draw:text-box>
        </draw:frame>
        <draw:frame draw:style-name="gr1" draw:text-style-name="P6" draw:layer="layout" svg:width="4.371cm" svg:height="0.806cm" svg:x="23cm" svg:y="15.944cm">
          <draw:text-box>
            <text:p text:style-name="P5">Time for a break?</text:p>
          </draw:text-box>
        </draw:frame>
        <draw:frame draw:style-name="gr1" draw:text-style-name="P6" draw:layer="layout" svg:width="4.371cm" svg:height="0.806cm" svg:x="23cm" svg:y="17.194cm">
          <draw:text-box>
            <text:p text:style-name="P5">Time for a break?</text:p>
          </draw:text-box>
        </draw:frame>
        <draw:frame draw:style-name="gr1" draw:text-style-name="P6" draw:layer="layout" svg:width="4.371cm" svg:height="0.806cm" svg:x="23cm" svg:y="18.35cm">
          <draw:text-box>
            <text:p text:style-name="P5">Time for a break?</text:p>
          </draw:text-box>
        </draw:frame>
        <draw:frame draw:style-name="gr1" draw:text-style-name="P6" draw:layer="layout" svg:width="4.371cm" svg:height="0.806cm" svg:x="23cm" svg:y="19.5cm">
          <draw:text-box>
            <text:p text:style-name="P5">Time for a break?</text:p>
          </draw:text-box>
        </draw:frame>
        <draw:line draw:style-name="gr10" draw:text-style-name="P4" draw:layer="layout" svg:x1="23cm" svg:y1="10.2cm" svg:x2="23cm" svg:y2="15.2cm">
          <text:p/>
        </draw:line>
        <draw:frame draw:style-name="gr1" draw:text-style-name="P8" draw:layer="layout" svg:width="3.711cm" svg:height="0.725cm" draw:transform="rotate (-1.5707963267949) translate (23.75cm 10.789cm)">
          <draw:text-box>
            <text:p text:style-name="P7">Thread is waiting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_20_Dot" draw:display-name="Double Dash Dot" draw:style="rect" draw:dots1="1" draw:dots1-length="1100%" draw:dots2="1" draw:dots2-length="100%" draw:distance="500%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7T19:49:49.004340963</meta:creation-date>
    <meta:generator>LibreOffice/7.0.4.2$Linux_X86_64 LibreOffice_project/00$Build-2</meta:generator>
    <dc:date>2021-01-17T20:18:48.753694058</dc:date>
    <meta:editing-duration>PT5M47S</meta:editing-duration>
    <meta:editing-cycles>1</meta:editing-cycles>
    <meta:document-statistic meta:object-count="41"/>
  </office:meta>
</office:document-meta>
</file>